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3752485267415691277" text:style-name="L1">
        <text:list-item>
          <text:p text:style-name="P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2299548798516584221" text:style-name="L2">
        <text:list-item>
          <text:p text:style-name="P1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15">Baixem al taller per comentar el funcionament i la connexió del pont de manómetres. Comentem els components del simulador de fred.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6340092180497492637" text:style-name="L3">
        <text:list-item>
          <text:p text:style-name="P1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">Comentat exercici 1.3-1</text:p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2959351154043289505" text:style-name="L4">
        <text:list-item>
          <text:p text:style-name="P17">Publicat codi d'accès al Classroom</text:p>
        </text:list-item>
        <text:list-item>
          <text:p text:style-name="P19">Treball autònom tasca 1</text:p>
        </text:list-item>
        <text:list-item>
          <text:p text:style-name="P1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0"><text:s/></text:p>
      <text:p text:style-name="P13">Di<text:span text:style-name="T3">marts</text:span><text:tab/><text:span text:style-name="T6">30</text:span>/09/2<text:span text:style-name="T5">5</text:span></text:p>
      <text:p text:style-name="P13"/>
      <text:p text:style-name="P12">Baixem al taller, comencem amb <text:a xlink:type="simple" xlink:href="https://paulinoposada.github.io/web_fred/web_fred_25_26/GM/web_documents/apunts.html">pràctica soldadura tov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30T20:15:34.548713866</dc:date>
    <meta:editing-duration>PT2H6M12S</meta:editing-duration>
    <meta:editing-cycles>197</meta:editing-cycles>
    <meta:document-statistic meta:table-count="0" meta:image-count="0" meta:object-count="0" meta:page-count="1" meta:paragraph-count="22" meta:word-count="116" meta:character-count="724" meta:non-whitespace-character-count="629"/>
  </office:meta>
</office:document-meta>
</file>